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Caps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CAPSICUM ANNU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MUCOUS MEMBRAN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THROA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Kidney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Bon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Mastoid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Strong_20_Emphasis">SLIGHT DRAFT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OLD</text:p>
          </table:table-cell>
          <table:table-cell table:style-name="Tabelle1.A2" office:value-type="string">
            <text:p text:style-name="SK-MM-L2"><text:span text:style-name="Strong_20_Emphasis">AIR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Water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Uncover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Dampnes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Bath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Empty swallow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Drinking</text:span></text:p>
          </table:table-cell>
          <table:table-cell table:style-name="Tabelle1.A2" office:value-type="string">
            <text:p text:style-name="SK-MM-L2">&lt; throator excites urination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Drunkard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Continued 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Lax, lazy fat, red (Asaf.), clumsy, unclean persons (Sul.), who react badly and dread the cold. </text:p>
      <text:p text:style-name="Primary">Old age. </text:p>
      <text:p text:style-name="Primary">Indolent and can't think clearly. </text:p>
      <text:p text:style-name="Primary">BURNING-SMARTING; tip of tongue; throat, stomach, stool, piles, prostate. </text:p>
      <text:p text:style-name="Primary"><text:span text:style-name="Strong_20_Emphasis">SORENESS. </text:span></text:p>
      <text:p text:style-name="Primary">Constriction; of throat, with urging to swallow. </text:p>
      <text:p text:style-name="Primary">Dark, red spongy mucous surfaces or oozing bloody mucus. </text:p>
      <text:p text:style-name="Primary">Sprangling, thread-like pains (Cep.). </text:p>
      <text:p text:style-name="Primary">Neuralgias. </text:p>
      <text:p text:style-name="Primary">Deep abscess. </text:p>
      <text:p text:style-name="Primary">Foul secretions. </text:p>
      <text:p text:style-name="Primary"/>
      <text:p text:style-name="Secondary">Changeable. </text:p>
      <text:p text:style-name="Secondary">Capricious. </text:p>
      <text:p text:style-name="Secondary">Homesick. </text:p>
      <text:p text:style-name="Secondary">Splitting headache, &gt; heat. </text:p>
      <text:p text:style-name="Secondary">Ears affected alternately. </text:p>
      <text:p text:style-name="Secondary">Mastoiditis. </text:p>
      <text:p text:style-name="Secondary"><text:soft-page-break/><text:span text:style-name="Strong_20_Emphasis">NOSE AND FACE RED, BUT COLD. </text:span></text:p>
      <text:p text:style-name="Secondary">Vesicles or flat, painful aphthæ. </text:p>
      <text:p text:style-name="Secondary">Tongue greenish at base. </text:p>
      <text:p text:style-name="Secondary">Swelled uvula. </text:p>
      <text:p text:style-name="Secondary">Increased saliva. </text:p>
      <text:p text:style-name="Secondary">Smoker's sorethroat. </text:p>
      <text:p text:style-name="Secondary">Craves stimulating, pungent things; wants a bracer. </text:p>
      <text:p text:style-name="Secondary">Dipsomania. </text:p>
      <text:p text:style-name="Secondary">Waterbrash. </text:p>
      <text:p text:style-name="Secondary">Acid dyspepsia. </text:p>
      <text:p text:style-name="Secondary">Small, hot, mucous stools, with tenesmus, also of bladder; then thirst and lumbar pain; &lt; drinking. </text:p>
      <text:p text:style-name="Secondary">Dysentery. </text:p>
      <text:p text:style-name="Secondary">Urging to urinate. </text:p>
      <text:p text:style-name="Secondary">Strangury. </text:p>
      <text:p text:style-name="Secondary">Thick, white, creamy gonorrhœa. </text:p>
      <text:p text:style-name="Secondary">Cough causes distant pains, or raises foul air; too weak to cough out expectorate. </text:p>
      <text:p text:style-name="Secondary">Ribs seem dislocated. </text:p>
      <text:p text:style-name="Secondary">Sleepy after meals. </text:p>
      <text:p text:style-name="Secondary">Chilly; with the pains; begin in back; with violent thirst, but shivers from every drink; with excruciating backache; alternating with heats, mounting to head; then sweat. </text:p>
      <text:p text:style-name="Secondary">Coldness of affected parts. </text:p>
      <text:p text:style-name="Secondary">Sweats easily; cold on thighs. </text:p>
      <text:p text:style-name="SK-MM-Remedy-Reference">Complementary: Nat-m. Related: Canth.</text:p>
      <text:p text:style-name="Standard"/>
      <text:p text:style-name="SK-MM-Rem-Short">Carb-a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CARBO ANIMALIS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NUTRITIO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Gland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VEINLET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Emphasis">Slight causes</text:span></text:p>
          </table:table-cell>
          <table:table-cell table:style-name="Table1.A2" office:value-type="string">
            <text:p text:style-name="SK-MM-L2">Small depletion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Sprain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Lifting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Cold taking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WHILE EATING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Drycold ai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having (Ox-ac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Old ag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After mens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Laying hand on par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Old and feeble. </text:p>
      <text:p text:style-name="Primary"><text:soft-page-break/>Susceptible to colds, sprains or overaffected by small losses, etc. </text:p>
      <text:p text:style-name="Primary">Venosity. </text:p>
      <text:p text:style-name="Primary">Gummæ. </text:p>
      <text:p text:style-name="Primary">Slow, hard painful processes; burning like fire (Ars.), or threatening malignancy. </text:p>
      <text:p text:style-name="Primary">Sense of looseness. </text:p>
      <text:p text:style-name="Primary">Foul acrid discharges. </text:p>
      <text:p text:style-name="Primary">Hæmorrhage. </text:p>
      <text:p text:style-name="Primary"/>
      <text:p text:style-name="Secondary">Whining. </text:p>
      <text:p text:style-name="Secondary">Brain seems loose or as if crown would split, &gt; eating. </text:p>
      <text:p text:style-name="Secondary">Pains down through (r) eyeball (Gel.). </text:p>
      <text:p text:style-name="Secondary">Can't locate sounds. </text:p>
      <text:p text:style-name="Secondary">Nose, hard red, swelled; hot, brown stripe across, with itching pimples and desquamation. </text:p>
      <text:p text:style-name="Secondary">Goneness in stomach; while suckling. </text:p>
      <text:p text:style-name="Secondary">All food distresses stomach. </text:p>
      <text:p text:style-name="Secondary">Abdomen, distended after operations. </text:p>
      <text:p text:style-name="Secondary">Right ovary seems a heavy ball. </text:p>
      <text:p text:style-name="Secondary">Neglected bubo. </text:p>
      <text:p text:style-name="Secondary">Pelvic bones pain on sitting. </text:p>
      <text:p text:style-name="Secondary">Dark menses; in A.M. </text:p>
      <text:p text:style-name="Secondary">only; then great weakness. </text:p>
      <text:p text:style-name="Secondary">Sore, moist anus (Carb-v.). </text:p>
      <text:p text:style-name="Secondary">Indurated os (Sep.). </text:p>
      <text:p text:style-name="Secondary">Suffocation on closing eyes; nervous dyspnœa. </text:p>
      <text:p text:style-name="Secondary">Hard, painful nodes in breasts. </text:p>
      <text:p text:style-name="Secondary">Bluish skin; cheeks, lips, affected parts, etc. </text:p>
      <text:p text:style-name="Secondary">Coppery eruptions on forehead. </text:p>
      <text:p text:style-name="Secondary">Crawling, as of bugs. </text:p>
      <text:p text:style-name="Secondary">Hard, swelled glands. </text:p>
      <text:p text:style-name="Secondary">Surgings or hot flushes. </text:p>
      <text:p text:style-name="Secondary">Foul exhausting sweats; at night; staining yellow. </text:p>
      <text:p text:style-name="SK-MM-Remedy-Reference">Complementary: Calc-p. Related: Calc-fl. Grap.</text:p>
      <text:p text:style-name="Standard"/>
      <text:p text:style-name="SK-MM-Rem-Short">Carb-v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CARBO VEGETABILIS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MUCOUS MEMBRANES</text:p>
          </table:table-cell>
          <table:table-cell table:style-name="Table2.A2" office:value-type="string">
            <text:p text:style-name="SK-MM-L2"><text:span text:style-name="Strong_20_Emphasis">DIGESTIVE TRACT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Strong_20_Emphasis">STOMACH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HEART</text:p>
          </table:table-cell>
          <table:table-cell table:style-name="Table2.A2" office:value-type="string">
            <text:p text:style-name="SK-MM-L2"><text:span text:style-name="Strong_20_Emphasis">VENOUS CIRCULATION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Blood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Occipu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WARMTH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DEPLETION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ooling off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EXHAUSTING DISEASE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Old ag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HIGH LIV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Rich food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DISSIPA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Overlif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Walking in open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Pressure of cloth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Weather</text:span></text:p>
          </table:table-cell>
          <table:table-cell table:style-name="Table2.A2" office:value-type="string">
            <text:p text:style-name="SK-MM-L2">Extreme temperature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Cold night airfrostyhumid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Wind on hea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uppress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<text:span text:style-name="Strong_20_Emphasis">ERUCTATION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Cool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Elevating fee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Low, grave, depraved, or cachectic states. </text:p>
      <text:p text:style-name="Primary">Atony, failing reaction or obstinate sequelæ. </text:p>
      <text:p text:style-name="Primary">Complaints of old age. </text:p>
      <text:p text:style-name="Primary"><text:span text:style-name="Strong_20_Emphasis">WEAKNESS, FLATULENCE, FETOR OR AIR HUNGER, </text:span>with most complaints. </text:p>
      <text:p text:style-name="Primary">Tremulous, <text:span text:style-name="Strong_20_Emphasis">WEAKN SICK AND EXHAUSTED; </text:span>suddenly; with pulselessness. </text:p>
      <text:p text:style-name="Primary">Fainting. </text:p>
      <text:p text:style-name="Primary">Collapse. </text:p>
      <text:p text:style-name="Primary">Easily chilled. </text:p>
      <text:p text:style-name="Primary">Cold, yet wants air or to be fanned, or thirsts for cold water. </text:p>
      <text:p text:style-name="Primary">BLUENESS and decomposition. </text:p>
      <text:p text:style-name="Primary">Sepsis. </text:p>
      <text:p text:style-name="Primary">Ulceration (aphthous). </text:p>
      <text:p text:style-name="Primary">HÆMORRHAGE; dark oozing. </text:p>
      <text:p text:style-name="Primary">Overfulness. </text:p>
      <text:p text:style-name="Primary">Venosity. </text:p>
      <text:p text:style-name="Primary">Thick, acrid discharges (Hyds.). </text:p>
      <text:p text:style-name="Primary">Old catarrhs. </text:p>
      <text:p text:style-name="Primary">General bruised soreness or heavy aching burning; in bones, ulcers, etc. </text:p>
      <text:p text:style-name="Primary">Numbness, of parts lain on. </text:p>
      <text:p text:style-name="Primary"/>
      <text:p text:style-name="Secondary">Slow, anxious and irritable. </text:p>
      <text:p text:style-name="Secondary"><text:soft-page-break/>Dejected. </text:p>
      <text:p text:style-name="Secondary">Unhappy. </text:p>
      <text:p text:style-name="Secondary">Dull, compressive, heavy (leaden) headache; &lt; occiput; &lt; overheating, lying or pressure of hat. </text:p>
      <text:p text:style-name="Secondary">Sneezing from irritation in larynx; &lt; blowing nose or sneezing. </text:p>
      <text:p text:style-name="Secondary">Colds go downward (Pho.). </text:p>
      <text:p text:style-name="Secondary"><text:span text:style-name="Strong_20_Emphasis">PINCHED, </text:span>HIPPOCRATIC or DUSKY FACE. </text:p>
      <text:p text:style-name="Secondary">Twitching upper lip. </text:p>
      <text:p text:style-name="Secondary">Mumps with metastasis. </text:p>
      <text:p text:style-name="Secondary">Loose teeth. </text:p>
      <text:p text:style-name="Secondary">Scorbutic gums. </text:p>
      <text:p text:style-name="Secondary">Small, painful aphthæ. </text:p>
      <text:p text:style-name="Secondary">Black tongue. </text:p>
      <text:p text:style-name="Secondary">Loathes even the thought of food. </text:p>
      <text:p text:style-name="Secondary"><text:span text:style-name="Strong_20_Emphasis">BELCHINGS; RANCID; </text:span>loud, without &gt;; with cough. </text:p>
      <text:p text:style-name="Secondary"><text:span text:style-name="Strong_20_Emphasis">EXCESSIVE FLATULENCE; </text:span>obstructed; distending; &lt; upper abdomen (Pul.); &lt; lying. </text:p>
      <text:p text:style-name="Secondary">All food turns to gas. </text:p>
      <text:p text:style-name="Secondary">Dyspepsia. </text:p>
      <text:p text:style-name="Secondary">Colic. </text:p>
      <text:p text:style-name="Secondary">Burning in rectum. </text:p>
      <text:p text:style-name="Secondary">Itching anus. </text:p>
      <text:p text:style-name="Secondary">Septic albuminuria. </text:p>
      <text:p text:style-name="Secondary">Sore, hot itching, swelled vulva. </text:p>
      <text:p text:style-name="Secondary">Hoarse in evening. </text:p>
      <text:p text:style-name="Secondary">Spasms of tormenting, hollow or choking cough, with headache and vomiting; &lt; cold drinks and in bed; expectorates with retching. </text:p>
      <text:p text:style-name="Secondary">Pertussis and its effects. </text:p>
      <text:p text:style-name="Secondary">Heavy, sore or weak chest; on awaking. </text:p>
      <text:p text:style-name="Secondary">Senile asthma. </text:p>
      <text:p text:style-name="Secondary">Destructive lung diseases. </text:p>
      <text:p text:style-name="Secondary">Continuous, anxious palpitation. </text:p>
      <text:p text:style-name="Secondary">Sore ribs. </text:p>
      <text:p text:style-name="Secondary">As of a plug in back. </text:p>
      <text:p text:style-name="Secondary">Weak fingers. </text:p>
      <text:p text:style-name="Secondary">Raw or mottled skin. </text:p>
      <text:p text:style-name="Secondary">Ulcers, foul, burning and bleeding. </text:p>
      <text:p text:style-name="Secondary">Varicosis. </text:p>
      <text:p text:style-name="Secondary">Horrors during sleep. </text:p>
      <text:p text:style-name="Secondary">Thready pulse. </text:p>
      <text:p text:style-name="Secondary">Alternate chill and heat. </text:p>
      <text:p text:style-name="Secondary"><text:span text:style-name="Strong_20_Emphasis">ICY COLD; </text:span>tongue. knees; legs, at night; breath; foot (l); unilateral, etc. </text:p>
      <text:p text:style-name="Secondary">Warm head, cold limbs. </text:p>
      <text:p text:style-name="Secondary">Internal, burning heat; at heart; in chest; with icy skin, &lt; coughing. </text:p>
      <text:p text:style-name="Secondary">Icy, but wants air. </text:p>
      <text:p text:style-name="SK-MM-Remedy-Reference">Complementary: Chin. Kali-c. Follows: Caust. Antidote: Nat-m. Related: Am-c. Ars. Colch. Grap. Lyc.</text:p>
      <text:p text:style-name="Standard"/>
      <text:p text:style-name="SK-MM-Rem-Short">Carb-ac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CARBOLICUM ACID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MUCOUS <text:soft-page-break/>MEMBRANES</text:p>
          </table:table-cell>
          <table:table-cell table:style-name="Table3.A2" office:value-type="string">
            <text:p text:style-name="SK-MM-L2">Throat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Strong_20_Emphasis">STOMACH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Bowel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Lung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HEART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Bloo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Respira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Ja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Read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Pregnancy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ombing hair (Bry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Painless, languid and PROSTRATE. </text:p>
      <text:p text:style-name="Primary"><text:span text:style-name="Strong_20_Emphasis">FOULNESS. </text:span></text:p>
      <text:p text:style-name="Primary">Burning secretions; expectoration, etc. </text:p>
      <text:p text:style-name="Primary">Malignancy. </text:p>
      <text:p text:style-name="Primary">Sepsis. </text:p>
      <text:p text:style-name="Primary">Low fever. </text:p>
      <text:p text:style-name="Primary">Prickling-burning or sudden pain. </text:p>
      <text:p text:style-name="Primary"/>
      <text:p text:style-name="Secondary">Tender scalp. </text:p>
      <text:p text:style-name="Secondary">As of a burning ball in forehead. </text:p>
      <text:p text:style-name="Secondary">Acute smell. </text:p>
      <text:p text:style-name="Secondary"><text:span text:style-name="Strong_20_Emphasis">PALE ABOUT NOSE AND MOUTH. </text:span></text:p>
      <text:p text:style-name="Secondary">Dusky face. </text:p>
      <text:p text:style-name="Secondary">Fetor oris. </text:p>
      <text:p text:style-name="Secondary">Glazed throat. </text:p>
      <text:p text:style-name="Secondary">Vomiting. </text:p>
      <text:p text:style-name="Secondary">Heartburn. </text:p>
      <text:p text:style-name="Secondary">Stomach sore. </text:p>
      <text:p text:style-name="Secondary">Flatulence. </text:p>
      <text:p text:style-name="Secondary">Shreddy stools. </text:p>
      <text:p text:style-name="Secondary">Passes mucus from anus when urinating. </text:p>
      <text:p text:style-name="Secondary">Urine, scant, green or dark. </text:p>
      <text:p text:style-name="Secondary">Leucorrhœa; thick, causing itching. </text:p>
      <text:p text:style-name="Secondary">Aching between scapulæ. </text:p>
      <text:p text:style-name="Secondary">Sopor. </text:p>
      <text:p text:style-name="Secondary">Thready pulse. </text:p>
      <text:p text:style-name="Secondary">Collapse. </text:p>
      <text:p text:style-name="Secondary">Bloody exudations. </text:p>
      <text:p text:style-name="Secondary">Vesicles or pustules. </text:p>
      <text:p text:style-name="Secondary">Erysipelas. </text:p>
      <text:p text:style-name="Secondary">Profuse, cold sweats. </text:p>
      <text:p text:style-name="SK-MM-Remedy-Reference">Related: Kre.</text:p>
      <text:p text:style-name="Standard"><text:soft-page-break/></text:p>
      <text:p text:style-name="SK-MM-Rem-Short">Card-m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CARDUUS MARIANUS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Liver (R)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Splee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Vein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Lying on L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Be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Eat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Touch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Mo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Cellar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Bleed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Hepato-hæmorrhagic diathesis (Bur-p. </text:p>
      <text:p text:style-name="Primary">Lept.). </text:p>
      <text:p text:style-name="Primary">Blood-stasis. </text:p>
      <text:p text:style-name="Primary">Acidity. </text:p>
      <text:p text:style-name="Primary">Fatigue. </text:p>
      <text:p text:style-name="Primary"/>
      <text:p text:style-name="Secondary">Hypochondriacal. </text:p>
      <text:p text:style-name="Secondary">Dull frontal headache. </text:p>
      <text:p text:style-name="Secondary">Dirty, yellow complexion. </text:p>
      <text:p text:style-name="Secondary">Weak upper lip and (r) tongue. </text:p>
      <text:p text:style-name="Secondary">Tongue has white center with red, indented edges. </text:p>
      <text:p text:style-name="Secondary">Vomits acrid bile or blood. </text:p>
      <text:p text:style-name="Secondary">High diaphragm. </text:p>
      <text:p text:style-name="Secondary">Liver engorged; swelled laterally. </text:p>
      <text:p text:style-name="Secondary">Gall-stones (Lept.). </text:p>
      <text:p text:style-name="Secondary">Meteorism. </text:p>
      <text:p text:style-name="Secondary">Knotty, clayey stools. </text:p>
      <text:p text:style-name="Secondary">Golden yellow urine. </text:p>
      <text:p text:style-name="Secondary">Asthma. </text:p>
      <text:p text:style-name="Secondary">Dropsy. </text:p>
      <text:p text:style-name="Secondary">Broken or hard thrombosed veins. </text:p>
      <text:p text:style-name="SK-MM-Remedy-Reference">Related: Calc-c. Sang.</text:p>
      <text:p text:style-name="Standard"/>
      <text:p text:style-name="SK-MM-Rem-Short">Cast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CASTORE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NERVE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Female generative <text:soft-page-break/>organ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Emotion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ol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During mens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Debilitating diseas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Pressur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Weak and lacks reaction. </text:p>
      <text:p text:style-name="Primary">Nervous and spasmodic effects of uterine origin. </text:p>
      <text:p text:style-name="Primary">Fibrillar twitchings. </text:p>
      <text:p text:style-name="Primary">Hysteria. </text:p>
      <text:p text:style-name="Primary">Irritability. </text:p>
      <text:p text:style-name="Primary"/>
      <text:p text:style-name="Secondary">Twitching in tongue. </text:p>
      <text:p text:style-name="Secondary">Abdominal symptoms, with yawning. </text:p>
      <text:p text:style-name="Secondary">Colics, with sudden weakness, &gt; pressure. </text:p>
      <text:p text:style-name="Secondary">Summer diarrhœa of green mucus stools (Asar.). </text:p>
      <text:p text:style-name="Secondary">Violent cutting dysmenorrhœal colic, then cold sweat. </text:p>
      <text:p text:style-name="Secondary">Exhausting sweats after fevers. </text:p>
      <text:p text:style-name="SK-MM-Remedy-Reference">Related: Mos. Val.</text:p>
      <text:p text:style-name="Standard"/>
      <text:p text:style-name="SK-MM-Rem-Short">Caul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CAULOPHYLLUM THALICTROIDE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FEMALE ORGAN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Strong_20_Emphasis">NERV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Muscl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Neck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Lower limb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Small joint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Pregnanc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Suppressed mens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Open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Strong_20_Emphasis">P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Exhaustion. </text:p>
      <text:p text:style-name="Primary"><text:span text:style-name="Strong_20_Emphasis">PAINS, ERRATIC, </text:span>drawing, cramping, shooting, rheumatic; ending in neck, which gets <text:soft-page-break/>stiff. </text:p>
      <text:p text:style-name="Primary">Uterine reflexes. </text:p>
      <text:p text:style-name="Primary">Internal tremor. </text:p>
      <text:p text:style-name="Primary"/>
      <text:p text:style-name="Secondary">Fretful and fearsome. </text:p>
      <text:p text:style-name="Secondary">Nervous; excitable. </text:p>
      <text:p text:style-name="Secondary">Chorea. </text:p>
      <text:p text:style-name="Secondary">Vomiting of uterine origin. </text:p>
      <text:p text:style-name="Secondary">Albuminuria. </text:p>
      <text:p text:style-name="Secondary">Violent, intermittent, crampy pains, with little flow. </text:p>
      <text:p text:style-name="Secondary">Late menses. </text:p>
      <text:p text:style-name="Secondary">Dysmenorrhœa. </text:p>
      <text:p text:style-name="Secondary">LABOR PAINS FLY ABOUT (to breasts), <text:span text:style-name="Strong_20_Emphasis">ARE WEAK, OR IRREGULAR; </text:span>false. </text:p>
      <text:p text:style-name="Secondary">Eases labor. </text:p>
      <text:p text:style-name="Secondary">Often acts as prophylactic of false labor pains. </text:p>
      <text:p text:style-name="Secondary">After-pains. </text:p>
      <text:p text:style-name="Secondary">Uterine atony. </text:p>
      <text:p text:style-name="Secondary">Habitual miscarriage. </text:p>
      <text:p text:style-name="Secondary">Vaginal spasm. </text:p>
      <text:p text:style-name="Secondary">Profuse, acrid leucorrhœa; of little girls. </text:p>
      <text:p text:style-name="Secondary">Sore nodes on finger-joints. </text:p>
      <text:p text:style-name="Secondary">Rheumatism; of small joints. </text:p>
      <text:p text:style-name="Secondary">Aching, sore lower limbs; before menses. </text:p>
      <text:p text:style-name="Secondary">Paraplegia, after child-birth. </text:p>
      <text:p text:style-name="Secondary">Chloasma; on neck. </text:p>
      <text:p text:style-name="Secondary">As if overfull of blood. </text:p>
      <text:p text:style-name="Secondary">High fever. </text:p>
      <text:p text:style-name="SK-MM-Remedy-Reference">Related: Cimi. Pul. Sep.</text:p>
      <text:p text:style-name="Standard"/>
      <text:p text:style-name="SK-MM-Rem-Short">Caus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CAUSTIC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NERVES</text:p>
          </table:table-cell>
          <table:table-cell table:style-name="Table7.A2" office:value-type="string">
            <text:p text:style-name="SK-MM-L2">Motor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Sensory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MUSCLES</text:p>
          </table:table-cell>
          <table:table-cell table:style-name="Table7.A2" office:value-type="string">
            <text:p text:style-name="SK-MM-L2"><text:span text:style-name="Strong_20_Emphasis">BLADDE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LARYNX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Limb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Respira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Ski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Right sidefac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Emphasis">Air</text:span></text:p>
          </table:table-cell>
          <table:table-cell table:style-name="Table7.A2" office:value-type="string">
            <text:p text:style-name="SK-MM-L2"><text:span text:style-name="Strong_20_Emphasis">DRY COLD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Raw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WIND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Draft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Extremes of temperatur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toop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uppressio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offe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3-4 A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Exer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hange of weathe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A COLD DRINK (EVEN CHILLS)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Wash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Warmthof be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Gentle 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Sensitive to both heat and cold. </text:p>
      <text:p text:style-name="Primary">Weakness, increasing uncertainty of control, stumbling, etc., finally PARALYSIS; of single parts. </text:p>
      <text:p text:style-name="Primary">Atony. </text:p>
      <text:p text:style-name="Primary">Anæsthesia. </text:p>
      <text:p text:style-name="Primary">Stiff joints. </text:p>
      <text:p text:style-name="Primary">Contracted tendons; palms (Nat-m.), hamstrings, etc. </text:p>
      <text:p text:style-name="Primary">Deformities. </text:p>
      <text:p text:style-name="Primary">Atrophy. </text:p>
      <text:p text:style-name="Primary">Jerks of single muscles. </text:p>
      <text:p text:style-name="Primary">Epilepsy, at puberty. </text:p>
      <text:p text:style-name="Primary">Trembling. </text:p>
      <text:p text:style-name="Primary">Burning. </text:p>
      <text:p text:style-name="Primary">Soreness. </text:p>
      <text:p text:style-name="Primary">Rawness; larynx, anus, etc. </text:p>
      <text:p text:style-name="Primary"/>
      <text:p text:style-name="Secondary">Broken down; worn out; wants to die. </text:p>
      <text:p text:style-name="Secondary">Hopeless, despondent. </text:p>
      <text:p text:style-name="Secondary">Mental tire. </text:p>
      <text:p text:style-name="Secondary">Anxious forebodings (felt in head), &lt; in twilight. </text:p>
      <text:p text:style-name="Secondary">Reticent. </text:p>
      <text:p text:style-name="Secondary">Oversympathetic. </text:p>
      <text:p text:style-name="Secondary">Empty behind forehead. </text:p>
      <text:p text:style-name="Secondary">Tight scalp. </text:p>
      <text:p text:style-name="Secondary">To and fro or nodding motions. </text:p>
      <text:p text:style-name="Secondary">Paralysis: of one eyelid (r), throat, bladder, etc. </text:p>
      <text:p text:style-name="Secondary">Heavy, drooping eyelids. </text:p>
      <text:p text:style-name="Secondary">Continuous eye pain. </text:p>
      <text:p text:style-name="Secondary">Diplopia, &gt; looking to right. </text:p>
      <text:p text:style-name="Secondary">Objects look large. </text:p>
      <text:p text:style-name="Secondary"><text:soft-page-break/>Cataract. </text:p>
      <text:p text:style-name="Secondary">Profuse acrid tears. </text:p>
      <text:p text:style-name="Secondary">Much, foul earwax. </text:p>
      <text:p text:style-name="Secondary">Echo in ears. </text:p>
      <text:p text:style-name="Secondary">Tinnitus. </text:p>
      <text:p text:style-name="Secondary">Eruption on lower nose. </text:p>
      <text:p text:style-name="Secondary">Prosopalgia, &gt; cold water. </text:p>
      <text:p text:style-name="Secondary">Facial paralysis, &lt; opening mouth. </text:p>
      <text:p text:style-name="Secondary">Swelling at root of tongue. </text:p>
      <text:p text:style-name="Secondary">Throat, &lt; stooping. </text:p>
      <text:p text:style-name="Secondary">Urging to swallow, or swallows the wrong way. </text:p>
      <text:p text:style-name="Secondary">Greasy eructations. </text:p>
      <text:p text:style-name="Secondary">Cramp in rectum on stooping. </text:p>
      <text:p text:style-name="Secondary">Anus, prolapses on coughing; small, hard pustules. </text:p>
      <text:p text:style-name="Secondary">Stool glistens; difficult, &gt; standing. </text:p>
      <text:p text:style-name="Secondary">Stooling easier by standing, but piles &lt; standing. </text:p>
      <text:p text:style-name="Secondary">Must sit down to urinate. </text:p>
      <text:p text:style-name="Secondary">Insensible urethra or rectum; to solid stools (Alo.). </text:p>
      <text:p text:style-name="Secondary">Piles, &lt; walking. </text:p>
      <text:p text:style-name="Secondary">Urine retained after labor. </text:p>
      <text:p text:style-name="Secondary"><text:span text:style-name="Strong_20_Emphasis">URINE SPURTS ON COUGHING; </text:span>dribbles or passes slowly; &gt; sitting. </text:p>
      <text:p text:style-name="Secondary">Menses by day, leucorrhœa by night. </text:p>
      <text:p text:style-name="Secondary">Dry, hard cough. </text:p>
      <text:p text:style-name="Secondary">Cough from tickling in throatpit (Sep.), or l. </text:p>
      <text:p text:style-name="Secondary">larynx, incessant; dry night and morning. </text:p>
      <text:p text:style-name="Secondary">Can't cough deep enough (Rum.); expectorate slips back again; &lt; heat of bed, stooping. cold air; &gt; sips of cold water. </text:p>
      <text:p text:style-name="Secondary">Greasy ropy, difficult expectoration. </text:p>
      <text:p text:style-name="Secondary">Aphonia or hoarseness, in A.M.; of speakers; &lt; stooping. &gt; talking. </text:p>
      <text:p text:style-name="Secondary">Sore streak in larynx. </text:p>
      <text:p text:style-name="Secondary">Sore chest; vest seems tight. </text:p>
      <text:p text:style-name="Secondary">Purring in chest. </text:p>
      <text:p text:style-name="Secondary">Wandering chest pains, &gt; pressure. </text:p>
      <text:p text:style-name="Secondary">Stiff neck or back on rising; pain goes forward or to thighs. </text:p>
      <text:p text:style-name="Secondary">Pain in spine on swallowing. </text:p>
      <text:p text:style-name="Secondary">Bursting in fingertips. </text:p>
      <text:p text:style-name="Secondary">Cramps in calves, feet or toes. </text:p>
      <text:p text:style-name="Secondary">Deep burns and their effects. </text:p>
      <text:p text:style-name="Secondary">Skin: cracks; ulcers. </text:p>
      <text:p text:style-name="Secondary">Warts, on brows, lids. nose. fingertips. seedy; bleeding; ulcerating. </text:p>
      <text:p text:style-name="Secondary">Coldness, not &gt; warmth; causes paralysis, coughi diarrhœa, etc. </text:p>
      <text:p text:style-name="Secondary">Sweat about 4. </text:p>
      <text:p text:style-name="Secondary"><text:span text:style-name="Strong_20_Emphasis">A.M.; </text:span>profuse, on slight exertion; &lt; open air. </text:p>
      <text:p text:style-name="SK-MM-Remedy-Reference">Complementary: Carb-v. Grap. Lach. Stap. Related: Gel. Kali-bi. Pho. Rhus-t. Sep.</text:p>
      <text:p text:style-name="Standard"/>
      <text:p text:style-name="SK-MM-Rem-Short">Cean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CEANOTHUS AMERICANUS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Splee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ext:soft-page-break/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Cold weathe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Lying on left sid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Nat-m.</text:p>
      <text:p text:style-name="Standard"/>
      <text:p text:style-name="SK-MM-Rem-Short">Ced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CEDRON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Nerv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Bloo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Periodicallyat same hou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After sleep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Aran.</text:p>
      <text:p text:style-name="Standard"/>
      <text:p text:style-name="SK-MM-Rem-Short">Cham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CHAMOMILLA VULGARIS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</text:p>
          </table:table-cell>
          <table:table-cell table:style-name="Table10.A2" office:value-type="string">
            <text:p text:style-name="SK-MM-L1"><text:span text:style-name="Strong_20_Emphasis">MIND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Strong_20_Emphasis">NERVE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Strong_20_Emphasis">EMOTION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 </text:p>
          </table:table-cell>
          <table:table-cell table:style-name="Table10.A2" office:value-type="string">
            <text:p text:style-name="SK-MM-L1"><text:span text:style-name="Emphasis">Mucous membranes</text:span></text:p>
          </table:table-cell>
          <table:table-cell table:style-name="Table10.A2" office:value-type="string">
            <text:p text:style-name="SK-MM-L2"><text:span text:style-name="Strong_20_Emphasis">DIGESTIVE TRACT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Live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Women and CHILDRE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Left sid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<text:span text:style-name="Strong_20_Emphasis">ANGER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Strong_20_Emphasis">NIGHT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Strong_20_Emphasis">DENTITION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Cold</text:span></text:p>
          </table:table-cell>
          <table:table-cell table:style-name="Table10.A2" office:value-type="string">
            <text:p text:style-name="SK-MM-L2">Air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Damp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Wind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Taking cold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Strong_20_Emphasis">COFFEE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ext:soft-page-break/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Narcotic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Alcohol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<text:span text:style-name="Strong_20_Emphasis">BEING CARRIED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Mild weathe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Hea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Sweat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Cold application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Primary">Bad temper. </text:p>
      <text:p text:style-name="Primary">Frantic irritability, snappish and intolerant of pain. </text:p>
      <text:p text:style-name="Primary">Mad during pain. </text:p>
      <text:p text:style-name="Primary">Magnifies her pains. </text:p>
      <text:p text:style-name="Primary">Unappeasable crossness. </text:p>
      <text:p text:style-name="Primary"><text:span text:style-name="Strong_20_Emphasis">OVERSENSITIVE. </text:span></text:p>
      <text:p text:style-name="Primary">Tosses about, cries out or walks the floor (Ars.); demands instant relief. </text:p>
      <text:p text:style-name="Primary">Beside himself or prostrated by pain. </text:p>
      <text:p text:style-name="Primary">Neuralgic or gouty-rheumatic subjects. </text:p>
      <text:p text:style-name="Primary">Spells of being irritable and restless; <text:span text:style-name="Strong_20_Emphasis">OF COLIC; </text:span>of dry, tickling cough, etc. </text:p>
      <text:p text:style-name="Primary">Cramps, with bilious vomit; of muscles. </text:p>
      <text:p text:style-name="Primary">Numb, on awaking; after pain; hands, when grasping objects. </text:p>
      <text:p text:style-name="Primary">Repeated spasms; of face, arms, legs, etc. </text:p>
      <text:p text:style-name="Primary"/>
      <text:p text:style-name="Secondary"><text:span text:style-name="Strong_20_Emphasis">UGLY, CROSS, AND UNCIVIL. </text:span></text:p>
      <text:p text:style-name="Secondary"><text:span text:style-name="Strong_20_Emphasis">QUARRELSOME; </text:span>vexed at every trifle. </text:p>
      <text:p text:style-name="Secondary">Abrupt. </text:p>
      <text:p text:style-name="Secondary">Averse to being spoken to or touched. </text:p>
      <text:p text:style-name="Secondary">WANTS TO BE CARRIED or what is refused when offered. </text:p>
      <text:p text:style-name="Secondary">Omits words. </text:p>
      <text:p text:style-name="Secondary">Sensitive to cold wind about ears. </text:p>
      <text:p text:style-name="Secondary">Sticking, earache; &gt; warmth. </text:p>
      <text:p text:style-name="Secondary">Swelling, or REDNESS OF ONE CHEEK. </text:p>
      <text:p text:style-name="Secondary">Faceache (r), to ear. </text:p>
      <text:p text:style-name="Secondary">Jaws feel tired. </text:p>
      <text:p text:style-name="Secondary">Bad sour breath. </text:p>
      <text:p text:style-name="Secondary">Bitter taste. </text:p>
      <text:p text:style-name="Secondary">Thick, yellow-white fur on tongue. </text:p>
      <text:p text:style-name="Secondary">Eructations like bad eggs. </text:p>
      <text:p text:style-name="Secondary">Distended bowels. </text:p>
      <text:p text:style-name="Secondary">Colic going upward; &lt; anger (Colo.). </text:p>
      <text:p text:style-name="Secondary">Cutting or wind colic; &lt; night. </text:p>
      <text:p text:style-name="Secondary"><text:span text:style-name="Strong_20_Emphasis">STOOLS, </text:span>hot, <text:span text:style-name="Strong_20_Emphasis">ACID, </text:span>GRASS-GREEN, <text:span text:style-name="Strong_20_Emphasis">SLIMY, HACKED, </text:span>yellow-green, <text:span text:style-name="Strong_20_Emphasis">OR LIENTERIC; </text:span>smelling like bad eggs. </text:p>
      <text:p text:style-name="Secondary">Irregular, labor-like pains; going upw down inner thighs. </text:p>
      <text:p text:style-name="Secondary">Cramps when child nurses. </text:p>
      <text:p text:style-name="Secondary">Dark, lumpy menses or lochia. </text:p>
      <text:p text:style-name="Secondary">Asthma, &lt; dry weather. </text:p>
      <text:p text:style-name="Secondary">Jaundice. </text:p>
      <text:p text:style-name="Secondary"><text:soft-page-break/>Dry palms. </text:p>
      <text:p text:style-name="Secondary">Sleepy, disturbed, by pain. starting up, etc. </text:p>
      <text:p text:style-name="Secondary">Chilly, yet easily over-heated, hence takes cold. </text:p>
      <text:p text:style-name="Secondary">Coldness of one part, with heat of another; &lt; uncovering. </text:p>
      <text:p text:style-name="Secondary">Alternate chill and heat. </text:p>
      <text:p text:style-name="Secondary">Hot and thirsty or hot sweat, with the pains. </text:p>
      <text:p text:style-name="Secondary">Hot coryza; hot stools. </text:p>
      <text:p text:style-name="Secondary">Feverish, from suppressed discharges. </text:p>
      <text:p text:style-name="Secondary">Sweat on head. </text:p>
      <text:p text:style-name="Secondary">Sleepless from abuse of narcotics. </text:p>
      <text:p text:style-name="SK-MM-Remedy-Reference">Complementary: Mag-c. Sanic. Related: Nux-v. Stap. Antidotes: Com. Ign. Nux-v. Pul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1" meta:image-count="0" meta:object-count="0" meta:page-count="14" meta:paragraph-count="611" meta:word-count="1870" meta:character-count="12616"/>
    <dc:date>2012-09-05T23:25:12.21</dc:date>
    <meta:editing-duration>PT4M45S</meta:editing-duration>
    <meta:editing-cycles>1</meta:editing-cycles>
  </office:meta>
</office:document-meta>
</file>